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paragraph-properties fo:text-align="justify"/>
      <style:text-properties style:font-name="Times" fo:font-size="14.0pt"/>
    </style:style>
    <style:style style:name="P3" style:family="paragraph" style:parent-style-name="Standard">
      <style:paragraph-properties fo:text-align="justify"/>
      <style:text-properties style:font-name="Times" fo:font-size="13.0pt"/>
    </style:style>
    <style:style style:name="P4" style:family="paragraph" style:parent-style-name="Standard">
      <style:paragraph-properties fo:text-align="justify"/>
      <style:text-properties style:font-name="Times" fo:font-size="12.0pt"/>
    </style:style>
    <style:style style:name="P5"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fo:font-size="13.0pt"/>
    </style:style>
    <style:style style:name="P6"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Times" fo:font-size="12.0pt"/>
    </style:style>
    <style:style style:name="P7" style:family="paragraph" style:parent-style-name="Standard">
      <style:paragraph-properties fo:text-align="justify"/>
      <style:text-properties style:font-name="Times" fo:font-size="12.0pt" fo:color="#000000"/>
    </style:style>
    <style:style style:name="P8" style:family="paragraph" style:parent-style-name="Standard">
      <style:text-properties style:font-name="Times" fo:font-size="12.0pt" fo:color="#000000"/>
    </style:style>
    <style:style style:name="T1" style:family="text">
      <style:text-properties fo:font-weight="bold" fo:font-weight-asian="bold" fo:font-weight-complex="bold" style:text-underline-style="solid"/>
    </style:style>
    <style:style style:name="T2" style:family="text">
      <style:text-properties style:text-underline-style="soli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Monitoring Service</text:span></text:p>
      <text:p text:style-name="P2"><text:span text:style-name="T1"/></text:p>
      <text:p text:style-name="P3">There is a cron which runs every minute and checks the health of the slaves. This data is stored in a Redis database with the key being the name of the slave and the value being parameters that monitor slave health along with the timestamp. The value is in the form of JSON string. The value can also be an error message if there was an error when the cron ran. </text:p>
      <text:p text:style-name="P3"/>
      <text:p text:style-name="P3">A web service makes a call to the Redis database and returns the value associated with the key (server name) that has been requested. The response can either include all of the data or specific data, depending on the HTTP request. If the data in the Redis database is older than 5 minutes, an error message is sent along with the data requested.</text:p>
      <text:p text:style-name="P2"><text:span text:style-name="T1"/></text:p>
      <text:p text:style-name="P2"><text:span text:style-name="T1">Successful Calls</text:span></text:p>
      <text:p text:style-name="P4"><text:span text:style-name="T1"/></text:p>
      <text:list text:style-name="L1">
        <text:list-item>
          <text:p text:style-name="P5"><text:span text:style-name="T2">To get all the data associated with a key (server name).</text:span></text:p>
        </text:list-item>
        <text:list-item>
          <text:p text:style-name="P6">Format: http://localhost:8081/service/webapi/monitor/server_name</text:p>
        </text:list-item>
      </text:list>
      <text:p text:style-name="P4"><text:span text:style-name="T2">Example:</text:span></text:p>
      <text:p text:style-name="P4">http://localhost:8081/service/webapi/monitor/vm2</text:p>
      <text:p text:style-name="P4"><text:tab/>output:</text:p>
      <text:p text:style-name="P4"><text:tab/><text:tab/>{</text:p>
      <text:p text:style-name="P4"><text:s/><text:tab/><text:tab/><text:tab/>"time": "11:08:01 2015-07-15",</text:p>
      <text:p text:style-name="P4"><text:s text:c="2"/><text:tab/><text:tab/><text:tab/>"Slave_SQL_Running": "No",</text:p>
      <text:p text:style-name="P4"><text:s text:c="2"/><text:tab/><text:tab/><text:tab/>"Seconds_Behind_Master": "NULL",</text:p>
      <text:p text:style-name="P4"><text:s text:c="2"/><text:tab/><text:tab/><text:tab/>"error": false,</text:p>
      <text:p text:style-name="P4"><text:s text:c="2"/><text:tab/><text:tab/><text:tab/>"Slave_IO_Running": "No",</text:p>
      <text:p text:style-name="P4"><text:s text:c="2"/><text:tab/><text:tab/><text:tab/>"Exec_Master_Log_Pos": "1053530519"</text:p>
      <text:p text:style-name="P4"><text:tab/><text:tab/>}</text:p>
      <text:p text:style-name="P4"/>
      <text:p text:style-name="P4"/>
      <text:list text:style-name="L1">
        <text:list-item>
          <text:p text:style-name="P5"><text:span text:style-name="T2">To get specific data associated with a key (server name).</text:span></text:p>
        </text:list-item>
        <text:list-item>
          <text:p text:style-name="P6">Format: http://localhost:8081/service/webapi/monitor/server_name?values=arg1&amp;arg2...</text:p>
        </text:list-item>
      </text:list>
      <text:p text:style-name="P4"><text:tab/>Arguments are separated by '&amp;'</text:p>
      <text:p text:style-name="P4"><text:span text:style-name="T2">Example:</text:span></text:p>
      <text:p text:style-name="P4">http://localhost:8081/service/webapi/monitor/vm2?values=seconds_behind_master&amp;slave_sql_running</text:p>
      <text:p text:style-name="P4"><text:tab/>output:<text:tab/></text:p>
      <text:p text:style-name="P4"><text:tab/><text:tab/>{</text:p>
      <text:p text:style-name="P4"><text:s text:c="2"/><text:tab/><text:tab/><text:tab/>"time": "11:07:02 2015-07-15",</text:p>
      <text:p text:style-name="P4"><text:tab/><text:tab/><text:tab/>"Slave_SQL_Running": "No",</text:p>
      <text:p text:style-name="P4"><text:s text:c="2"/><text:tab/><text:tab/><text:tab/>"error": false,</text:p>
      <text:p text:style-name="P4"><text:s text:c="2"/><text:tab/><text:tab/><text:tab/>"Seconds_Behind_Master": "NULL"</text:p>
      <text:p text:style-name="P4"><text:tab/><text:tab/>}<text:tab/></text:p>
      <text:p text:style-name="P2"/>
      <text:p text:style-name="P4"/>
      <text:p text:style-name="P2"><text:span text:style-name="T1">Unsuccessful Calls</text:span></text:p>
      <text:p text:style-name="P4"><text:span text:style-name="T1"/></text:p>
      <text:list text:style-name="L1">
        <text:list-item>
          <text:p text:style-name="P5"><text:span text:style-name="T2">When invalid server name is entered</text:span></text:p>
        </text:list-item>
      </text:list>
      <text:p text:style-name="P4"><text:span text:style-name="T2">Example:</text:span></text:p>
      <text:p text:style-name="P4">http://localhost:8081/service/webapi/monitor/wrong_name</text:p>
      <text:p text:style-name="P4"><text:tab/>output:</text:p>
      <text:p text:style-name="P4"><text:tab/><text:tab/>{<text:tab/><text:tab/></text:p>
      <text:p text:style-name="P4"><text:s text:c="2"/><text:tab/><text:tab/><text:tab/>"error_message": "invalid server name",</text:p>
      <text:p text:style-name="P4"><text:s text:c="2"/><text:tab/><text:tab/><text:tab/>"error": true</text:p>
      <text:p text:style-name="P4"><text:tab/><text:tab/><text:tab/>"error_number" : 101</text:p>
      <text:p text:style-name="P4"><text:tab/><text:tab/>}</text:p>
      <text:p text:style-name="P4"/>
      <text:p text:style-name="P4"/>
      <text:list text:style-name="L1">
        <text:list-item>
          <text:p text:style-name="P5"><text:span text:style-name="T2">When </text:span><text:span text:style-name="T1">all </text:span><text:span text:style-name="T2">arguments are invalid</text:span></text:p>
        </text:list-item>
      </text:list>
      <text:p text:style-name="P4"><text:span text:style-name="T2">Example:</text:span></text:p>
      <text:p text:style-name="P4">http://localhost:8081/service/webapi/monitor/vm2?values=seconds_behind_master&amp;slave_sql_running</text:p>
      <text:p text:style-name="P4"/>
      <text:p text:style-name="P4"><text:tab/>output:<text:tab/></text:p>
      <text:p text:style-name="P4"><text:s text:c="2"/><text:tab/><text:tab/>{</text:p>
      <text:p text:style-name="P4"><text:tab/><text:s text:c="2"/><text:tab/><text:tab/>"error_message": "all arguments are invalid",</text:p>
      <text:p text:style-name="P4"><text:s/><text:tab/><text:tab/><text:s/><text:tab/>"error": true</text:p>
      <text:p text:style-name="P4"><text:tab/><text:tab/><text:tab/>"error_number" : 105</text:p>
      <text:p text:style-name="P4"><text:tab/><text:tab/>}<text:tab/></text:p>
      <text:p text:style-name="P4"/>
      <text:list text:style-name="L1">
        <text:list-item>
          <text:p text:style-name="P5"><text:span text:style-name="T2">When redis connection fails</text:span></text:p>
        </text:list-item>
      </text:list>
      <text:p text:style-name="P4"><text:span text:style-name="T2">Example:</text:span></text:p>
      <text:p text:style-name="P4">http://localhost:8081/service/webapi/monitor/vm2?values=seconds_behind_master&amp;slave_sql_running</text:p>
      <text:p text:style-name="P4"/>
      <text:p text:style-name="P4"><text:tab/>output:<text:tab/></text:p>
      <text:p text:style-name="P4"><text:s text:c="2"/><text:tab/><text:tab/>{</text:p>
      <text:p text:style-name="P4"><text:s text:c="2"/><text:tab/><text:tab/><text:tab/>"error_message": "java.net.ConnectException: Connection refused redis error",</text:p>
      <text:p text:style-name="P4"><text:s text:c="2"/><text:tab/><text:tab/><text:tab/>"error": true</text:p>
      <text:p text:style-name="P4"><text:tab/><text:tab/><text:tab/>"error_number" : 104</text:p>
      <text:p text:style-name="P4"><text:tab/><text:tab/>}</text:p>
      <text:p text:style-name="P4"/>
      <text:list text:style-name="L1">
        <text:list-item>
          <text:p text:style-name="P5"><text:span text:style-name="T2">When redis data is old(older than 300 seconds) (This implies that something went wrong with the cron. Either the cron stopped working, the mysql database connection took more than 300 seconds, the redis server was down or there was a syntax error in the json file from which server credentials are read)</text:span></text:p>
        </text:list-item>
      </text:list>
      <text:p text:style-name="P4"><text:span text:style-name="T2">Example:</text:span></text:p>
      <text:p text:style-name="P4">http://localhost:8081/service/webapi/monitor/vm2</text:p>
      <text:p text:style-name="P4"/>
      <text:p text:style-name="P4"><text:tab/>output:<text:tab/></text:p>
      <text:p text:style-name="P4"><text:s text:c="2"/><text:tab/><text:tab/>{</text:p>
      <text:p text:style-name="P4"><text:s/><text:tab/><text:tab/><text:s/><text:tab/>"error_message": "data is old",</text:p>
      <text:p text:style-name="P4"><text:s text:c="2"/><text:tab/><text:tab/><text:tab/>"time": "11:20:01 2015-07-15",</text:p>
      <text:p text:style-name="P4"><text:s text:c="2"/><text:tab/><text:tab/><text:tab/>"Slave_SQL_Running": "No",</text:p>
      <text:p text:style-name="P4"><text:s text:c="2"/><text:tab/><text:tab/><text:tab/>"Seconds_Behind_Master": "NULL",</text:p>
      <text:p text:style-name="P4"><text:s text:c="2"/><text:tab/><text:tab/><text:tab/>"error": true,</text:p>
      <text:p text:style-name="P4"><text:s text:c="2"/><text:tab/><text:tab/><text:tab/>"Slave_IO_Running": "No",</text:p>
      <text:p text:style-name="P4"><text:s text:c="2"/><text:tab/><text:tab/><text:tab/>"Exec_Master_Log_Pos": "1053530519"</text:p>
      <text:p text:style-name="P4"><text:tab/><text:tab/><text:tab/>"error_number" : 103</text:p>
      <text:p text:style-name="P4"><text:tab/><text:tab/>}</text:p>
      <text:p text:style-name="P4"/>
      <text:list text:style-name="L1">
        <text:list-item>
          <text:p text:style-name="P5"><text:span text:style-name="T2">When the cron could not connect to the mysql server.(This may be because the server is down, or the credentials in the json file were incorrect)<text:tab/></text:span></text:p>
        </text:list-item>
      </text:list>
      <text:p text:style-name="P3"><text:tab/>The exact error from the exception is given in the message.</text:p>
      <text:p text:style-name="P4"><text:span text:style-name="T2">Example:</text:span></text:p>
      <text:p text:style-name="P4">http://localhost:8081/service/webapi/monitor/vm2</text:p>
      <text:p text:style-name="P4"/>
      <text:p text:style-name="P4"><text:tab/>output:<text:tab/></text:p>
      <text:p text:style-name="P4"><text:s text:c="2"/><text:tab/><text:tab/>{</text:p>
      <text:p text:style-name="P4"><text:s text:c="2"/><text:tab/><text:tab/><text:tab/>"error_message": "Access denied for user ‘temp@192.168.1.1’ (using password: YES)",</text:p>
      <text:p text:style-name="P4"><text:s text:c="2"/><text:tab/><text:tab/><text:tab/>"time": "11:28:48 2015-07-15",</text:p>
      <text:p text:style-name="P4"><text:s text:c="2"/><text:tab/><text:tab/><text:tab/>"error": true</text:p>
      <text:p text:style-name="P4"><text:tab/><text:tab/><text:tab/>"error_number" : 102 </text:p>
      <text:p text:style-name="P4"><text:tab/><text:tab/>}</text:p>
      <text:p text:style-name="P4"/>
      <text:p text:style-name="P4"/>
      <text:p text:style-name="P2"><text:span text:style-name="T1">Error Numbers</text:span></text:p>
      <text:p text:style-name="P7"><text:span text:style-name="T1"/></text:p>
      <text:p text:style-name="P7">101: "invalid server name"</text:p>
      <text:p text:style-name="P8">102: "sql error"</text:p>
      <text:p text:style-name="P8">103: "old data"</text:p>
      <text:p text:style-name="P8">104: "redis error"</text:p>
      <text:p text:style-name="P8">105: "invalid arguments"</text:p>
      <text:p text:style-name="P4"/>
      <text:p text:style-name="P4">Complete error messages are displayed along with the error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